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25" calcext:value-type="float">
            <text:p>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9:38:54.234685668</meta:creation-date>
    <dc:date>2016-09-11T19:47:34.490019196</dc:date>
    <meta:editing-duration>PT8M42S</meta:editing-duration>
    <meta:editing-cycles>1</meta:editing-cycles>
    <meta:document-statistic meta:table-count="1" meta:cell-count="26" meta:object-count="0"/>
    <meta:generator>LibreOffice/5.1.4.2$Linux_X86_64 LibreOffice_project/10m0$Build-2</meta:generator>
  </office:meta>
</office:document-meta>
</file>